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00"/>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master-page-name="First_20_Page">
      <style:paragraph-properties style:page-number="auto"/>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Heading_20_3">
      <style:text-properties fo:font-style="normal" style:font-style-asian="normal" style:font-style-complex="normal"/>
    </style:style>
    <style:style style:name="P28" style:family="paragraph" style:parent-style-name="List_20_1_20_End">
      <style:text-properties fo:font-style="normal" fo:font-weight="normal" style:font-style-asian="normal" style:font-weight-asian="normal" style:font-style-complex="normal" style:font-weight-complex="normal"/>
    </style:style>
    <style:style style:name="P29" style:family="paragraph" style:parent-style-name="List_20_1_20_Cont.">
      <style:text-properties fo:font-style="normal" style:font-style-asian="normal" style:font-style-complex="normal"/>
    </style:style>
    <style:style style:name="P30" style:family="paragraph" style:parent-style-name="List_20_1_20_Cont.">
      <style:text-properties fo:font-style="normal" fo:font-weight="normal" style:font-style-asian="normal" style:font-weight-asian="normal" style:font-style-complex="normal" style:font-weight-complex="normal"/>
    </style:style>
    <style:style style:name="P31" style:family="paragraph" style:parent-style-name="Table_20_Contents">
      <style:paragraph-properties fo:margin-left="0in" fo:margin-right="0in" fo:text-indent="0in" style:auto-text-indent="false"/>
    </style:style>
    <style:style style:name="P32" style:family="paragraph" style:parent-style-name="Contents_20_1">
      <style:paragraph-properties>
        <style:tab-stops>
          <style:tab-stop style:position="6.2673in" style:type="right" style:leader-style="dotted" style:leader-text="."/>
        </style:tab-stops>
      </style:paragraph-properties>
    </style:style>
    <style:style style:name="P33"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09/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5</text:user-defined></text:p>
              </table:table-cell>
            </table:table-row>
          </table:table>
          <text:p text:style-name="Table"/>
        </draw:text-box>
      </draw:frame>
      <text:p text:style-name="P22"/>
      <text:list xml:id="list35322733" text:style-name="Outline">
        <text:list-item>
          <text:h text:style-name="P2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2"><text:s/>1. <text:s/>Overview<text:tab/>4</text:p>
          <text:p text:style-name="P33"><text:s/>1.1. <text:s/>Package Overview<text:tab/>4</text:p>
          <text:p text:style-name="P32"><text:s/>2. <text:s/>Package Detail<text:tab/>6</text:p>
          <text:p text:style-name="P33"><text:s/>2.1. <text:s/>vdmj<text:tab/>6</text:p>
          <text:p text:style-name="P33"><text:s/>2.2. <text:s/>vdmj.lex<text:tab/>7</text:p>
          <text:p text:style-name="P33"><text:s/>2.3. <text:s/>vdmj.syntax<text:tab/>10</text:p>
          <text:p text:style-name="P33"><text:s/>2.4. <text:s/>vdmj.ast<text:tab/>12</text:p>
          <text:p text:style-name="P33"><text:s/>2.5. <text:s/>vdmj.types<text:tab/>12</text:p>
          <text:p text:style-name="P33"><text:s/>2.6. <text:s/>vdmj.expressions<text:tab/>14</text:p>
          <text:p text:style-name="P33"><text:s/>2.7. <text:s/>vdmj.statements <text:tab/>16</text:p>
          <text:p text:style-name="P33"><text:s/>2.8. <text:s/>vdmj.patterns<text:tab/>17</text:p>
          <text:p text:style-name="P33"><text:s/>2.9. <text:s/>vdmj.traces<text:tab/>18</text:p>
          <text:p text:style-name="P33"><text:s/>2.10. <text:s/>vdmj.definitions<text:tab/>20</text:p>
          <text:p text:style-name="P33"><text:s/>2.11. <text:s/>vdmj.modules<text:tab/>22</text:p>
          <text:p text:style-name="P33"><text:s/>2.12. <text:s/>vdmj.typechecker<text:tab/>22</text:p>
          <text:p text:style-name="P33"><text:s/>2.13. <text:s/>vdmj.pog<text:tab/>25</text:p>
          <text:p text:style-name="P33"><text:s/>2.14. <text:s/>vdmj.runtime<text:tab/>28</text:p>
          <text:p text:style-name="P33"><text:s/>2.15. <text:s/>vdmj.values<text:tab/>31</text:p>
          <text:p text:style-name="P33"><text:s/>2.16. <text:s/>vdmj.commands<text:tab/>32</text:p>
          <text:p text:style-name="P33"><text:s/>2.17. <text:s/>vdmj.messages<text:tab/>33</text:p>
          <text:p text:style-name="P33"><text:s/>2.18. <text:s/>vdmj.debug<text:tab/>33</text:p>
          <text:p text:style-name="P33"><text:s/>2.19. <text:s/>vdmj.util<text:tab/>36</text:p>
        </text:index-body>
      </text:table-of-content>
      <text:list xml:id="list36614759" text:continue-numbering="true" text:style-name="Outline">
        <text:list-item>
          <text:list>
            <text:list-item>
              <text:h text:style-name="P25" text:outline-level="2">References</text:h>
            </text:list-item>
          </text:list>
        </text:list-item>
      </text:list>
      <text:list xml:id="list3534021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6604438" text:continue-list="list36614759"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A1" office:value-type="string">
            <text:p text:style-name="Table_20_Contents"><text:modification-date style:data-style-name="N37">11/09/09</text:modification-date></text:p>
          </table:table-cell>
          <table:table-cell table:style-name="DocHistory.A1" office:value-type="string">
            <text:p text:style-name="Table_20_Contents">Added detail about VICE implementation.</text:p>
          </table:table-cell>
        </table:table-row>
      </table:table>
      <text:list xml:id="list36616716" text:continue-numbering="true" text:style-name="Outline">
        <text:list-item>
          <text:h text:style-name="Heading_20_1" text:outline-level="1">Overview</text:h>
        </text:list-item>
      </text:list>
      <text:p text:style-name="Text_20_body">VDMJ provides tool support for the VDM-SL, VDM++ and VICE specification languages, written in Java. The tool includes a parser, a type checker, an interpreter, a proof obligation generator and a debugger. <text:s/>It is a command line tool only, though it is accessible from graphical environments like Eclipse.</text:p>
      <text:list xml:id="list36627818"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6622590" text:continue-numbering="true" text:style-name="Outline">
        <text:list-item>
          <text:h text:style-name="Heading_20_1" text:outline-level="1">Package Detail</text:h>
          <text:list>
            <text:list-item>
              <text:h text:style-name="P26"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OML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VDM++ or VICE dialect, and one class to use the Overture parser for OML.</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4">VDM_SL</text:span>;</text:p>
      <text:p text:style-name="Preformatted_20_Text"><text:span text:style-name="T8"><text:tab/>File file = </text:span><text:span text:style-name="T11">new</text:span><text:span text:style-name="T8"> File(args[0]);</text:span></text:p>
      <text:p text:style-name="Preformatted_20_Text"><text:span text:style-name="T8"><text:tab/>LexTokenReader ltr = </text:span><text:span text:style-name="T11">new</text:span><text:span text:style-name="T8"> LexTokenReader(file, Dialect.</text:span><text:span text:style-name="T12">VDM_SL</text:span><text:span text:style-name="T8">);</text:span></text:p>
      <text:p text:style-name="Preformatted_20_Text"><text:span text:style-name="T8"><text:tab/>ModuleReader mr = </text:span><text:span text:style-name="T11">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1">if</text:span><text:span text:style-name="T8"> (mr.getErrorCount() == 0)</text:span></text:p>
      <text:p text:style-name="Preformatted_20_Text"><text:tab/>{</text:p>
      <text:p text:style-name="Preformatted_20_Text"><text:span text:style-name="T8"><text:s text:c="4"/><text:tab/><text:tab/>TypeChecker tc = </text:span><text:span text:style-name="T11">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1">if</text:span><text:span text:style-name="T8"> (TypeChecker.</text:span><text:span text:style-name="T9">getErrorCount</text:span><text:span text:style-name="T8">() == 0)</text:span></text:p>
      <text:p text:style-name="Preformatted_20_Text"><text:s text:c="4"/><text:tab/><text:tab/>{</text:p>
      <text:p text:style-name="P18"><text:s text:c="4"/><text:tab/><text:tab/><text:tab/>ModuleInterpreter interpreter =</text:p>
      <text:p text:style-name="Preformatted_20_Text"><text:span text:style-name="T10"><text:tab/><text:tab/><text:tab/><text:tab/></text:span><text:span text:style-name="T11">new</text:span><text:span text:style-name="T8"> ModuleInterpreter(modules);</text:span></text:p>
      <text:p text:style-name="Preformatted_20_Text"><text:span text:style-name="T8"><text:s text:c="4"/><text:tab/><text:tab/><text:tab/>interpreter.init(</text:span><text:span text:style-name="T11">null</text:span><text:span text:style-name="T8">);</text:span></text:p>
      <text:p text:style-name="P18"><text:s text:c="4"/><text:tab/><text:tab/><text:tab/>CommandReader reader =</text:p>
      <text:p text:style-name="Preformatted_20_Text"><text:span text:style-name="T10"><text:tab/><text:tab/><text:tab/><text:tab/></text:span><text:span text:style-name="T11">new</text:span><text:span text:style-name="T8"> ModuleCommandReader(interpreter, </text:span><text:span text:style-name="T13">"$ "</text:span><text:span text:style-name="T8">);</text:span></text:p>
      <text:p text:style-name="P18"/>
      <text:p text:style-name="Preformatted_20_Text"><text:span text:style-name="T8"><text:s text:c="4"/><text:tab/><text:tab/><text:tab/>List&lt;File&gt; files = </text:span><text:span text:style-name="T11">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substituted for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oft-page-break/><text:span text:style-name="T4">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6611830"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is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36599306"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ext:soft-page-break/>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markup lines into blank lines). The #ifdef names available are the same as the Dialect constants (eg. #ifdef VDM_PP ... #else ... #endif).</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6603177"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text:soft-page-break/>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6623668"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662377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6604089"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6602004"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6608746"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6627955"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660793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6628194"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6615272"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6610484"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660293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6608452"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6613467"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660681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6627928" text:continue-numbering="true" text:style-name="Outline">
        <text:list-item>
          <text:list>
            <text:list-item>
              <text:h text:style-name="Heading_20_2" text:outline-level="2"><text:soft-page-break/>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text:soft-page-break/>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5318162"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text:soft-page-break/>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1">private</text:span><text:span text:style-name="T8"> </text:span><text:span text:style-name="T11">static</text:span><text:span text:style-name="T8"> String </text:span><text:span text:style-name="T12">defs</text:span><text:span text:style-name="T8"> =</text:span></text:p>
      <text:p text:style-name="Preformatted_20_Text"><text:span text:style-name="T8"><text:tab/></text:span><text:span text:style-name="T13">"operations "</text:span><text:span text:style-name="T8"> +</text:span></text:p>
      <text:p text:style-name="Preformatted_20_Text"><text:span text:style-name="T8"><text:tab/></text:span><text:span text:style-name="T13">"public BUS:(&lt;FCFS&gt;|&lt;CSMACD&gt;) * real * set of CPU ==&gt; BUS "</text:span><text:span text:style-name="T8"> +</text:span></text:p>
      <text:p text:style-name="Preformatted_20_Text"><text:span text:style-name="T8"><text:tab/></text:span><text:span text:style-name="T13">"<text:tab/>BUS(policy, speed, cpus) == is not yet specified;"</text:span><text:span text:style-name="T8">;</text:span></text:p>
      <text:p text:style-name="Preformatted_20_Text"/>
      <text:p text:style-name="Preformatted_20_Text"><text:span text:style-name="T11">private</text:span><text:span text:style-name="T8"> </text:span><text:span text:style-name="T11">static</text:span><text:span text:style-name="T8"> DefinitionList operationDefs()</text:span></text:p>
      <text:p text:style-name="Preformatted_20_Text"><text:span text:style-name="T8"><text:tab/></text:span><text:span text:style-name="T11">throws</text:span><text:span text:style-name="T8"> ParserException, LexException</text:span></text:p>
      <text:p text:style-name="Preformatted_20_Text">{</text:p>
      <text:p text:style-name="Preformatted_20_Text"><text:span text:style-name="T8"><text:tab/>LexTokenReader ltr = </text:span><text:span text:style-name="T11">new</text:span><text:span text:style-name="T8"> LexTokenReader(</text:span><text:span text:style-name="T12">defs</text:span><text:span text:style-name="T8">, Dialect.</text:span><text:span text:style-name="T12">VDM_PP</text:span><text:span text:style-name="T8">);</text:span></text:p>
      <text:p text:style-name="Preformatted_20_Text"><text:span text:style-name="T8"><text:tab/>DefinitionReader dr = </text:span><text:span text:style-name="T11">new</text:span><text:span text:style-name="T8"> DefinitionReader(ltr);</text:span></text:p>
      <text:p text:style-name="Preformatted_20_Text"><text:span text:style-name="T8"><text:tab/>dr.setCurrentModule(</text:span><text:span text:style-name="T13">"BUS"</text:span><text:span text:style-name="T8">);</text:span></text:p>
      <text:p text:style-name="Preformatted_20_Text"><text:span text:style-name="T8"><text:tab/></text:span><text:span text:style-name="T11">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6596754" text:continue-list="list36627928"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6601636"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ext:soft-page-break/>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6616585"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text:soft-page-break/>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6618618" text:continue-list="list3531816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text:soft-page-break/>Very similar principles are followed by the ClassTypeChecker, which performs the following actions:</text:p>
      <text:list xml:id="list3660557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6608579" text:continue-list="list3661658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6600342" text:continue-numbering="true" text:style-name="Outline">
        <text:list-item>
          <text:list>
            <text:list-item>
              <text:h text:style-name="Heading_20_2" text:outline-level="2"><text:soft-page-break/>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ext:soft-page-break/>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6601469"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6617967"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ext:soft-page-break/>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soft-page-break/>{</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return expr.eval(mainContext);</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RootContext is created, the global public static content is added, any created value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661241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runtime system is quite complicated, and should probably be cleaned up. Here are a few points of interest:</text:p>
      <text:list xml:id="list36596269" text:continue-list="list36605575" text:style-name="List_20_1">
        <text:list-item>
          <text:p text:style-name="List_20_1_20_Start">The runtime system is initialized from the ClassList or ModuleList classes' initialize<text:span text:style-name="T4"> method.</text:span></text:p>
        </text:list-item>
        <text:list-item>
          <text:p text:style-name="P29"><text:soft-page-break/>VDM++ has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29">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P29">The static data thus initialized is written to a Context passed in (which becomes the global static environment). Static name value pairs are also written to maps inside the ClassDefinition – static data resides "in" the ClassDefinition at runtime.</text:p>
        </text:list-item>
        <text:list-item>
          <text:p text:style-name="List_20_1_20_Con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0">Lastly, local definitions are used to override anything inherited, and the set of members are passed, together with the superclass objects, to the ObjectValue constructor.</text:p>
        </text:list-item>
        <text:list-item>
          <text:p text:style-name="P28">If the class defines an operation with the same name as the class (a constructor), it is called.</text:p>
        </text:list-item>
      </text:list>
      <text:p text:style-name="P23">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6626396" text:continue-list="list36612410"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ext:soft-page-break/>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6597095"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6597877" text:continue-numbering="true" text:style-name="Outline">
        <text:list-item>
          <text:list>
            <text:list-item>
              <text:h text:style-name="Heading_20_2" text:outline-level="2"><text:soft-page-break/>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661772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6602950"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text:soft-page-break/>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36621305"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VDM_PP" or "VDM_RT", see 2.2), the expression is the main expression to be evaluated, and the list of filenames identify the specification itself. Each filename is in the form of a file URI ("<text:a xlink:type="simple" xlink:href="//.">file:/</text:a>...").</text:p>
      <text:p text:style-name="Text_20_body"><text:soft-page-break/>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text:soft-page-break/>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6597674" text:continue-numbering="true" text:style-name="Outline">
        <text:list-item>
          <text:list>
            <text:list-item>
              <text:list>
                <text:list-item>
                  <text:h text:style-name="P27"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6599056"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ext:soft-page-break/>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tab-stop style:position="1.5in"/>
        </style:tab-stops>
      </style:paragraph-properties>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9-11T16:50:52.19">11/09/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5</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7</text:page-number> of <text:page-count style:num-format="1">37</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11/09/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84</meta:editing-cycles>
    <meta:editing-duration>PT27H40M03S</meta:editing-duration>
    <dc:date>2009-09-11T16:50:52.03</dc:date>
    <dc:creator>Nick Battle</dc:creator>
    <meta:keyword>VDMJ</meta:keyword>
    <dc:subject>VDMJ</dc:subject>
    <meta:document-statistic meta:table-count="36" meta:image-count="0" meta:object-count="0" meta:page-count="37" meta:paragraph-count="1069" meta:word-count="16765" meta:character-count="107118"/>
    <meta:user-defined meta:name="Info 1">0.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